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0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225cm" svg:height="0.762cm" svg:x="1.127cm" svg:y="1.126cm">
          <text:p text:style-name="P1"><text:span text:style-name="T1">jettyBeforeIntegrationTest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9cm" svg:height="1.523cm" svg:x="2.321cm" svg:y="2.777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4.24cm" svg:y1="1.888cm" svg:x2="4.241cm" svg:y2="2.777cm" draw:start-shape="id1" draw:start-glue-point="6" draw:end-shape="id2" draw:end-glue-point="4" svg:d="m4240 1888 1 889" svg:viewBox="0 0 2 890">
          <text:p/>
        </draw:connector>
        <draw:custom-shape draw:style-name="gr1" draw:text-style-name="P3" xml:id="id3" draw:id="id3" draw:layer="layout" svg:width="3.261cm" svg:height="0.82cm" svg:x="6.377cm" svg:y="4.37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6.16cm" svg:y1="3.539cm" svg:x2="8.008cm" svg:y2="4.37cm" draw:start-shape="id2" draw:start-glue-point="7" draw:end-shape="id3" draw:end-glue-point="4" svg:d="m6160 3539h1848v831" svg:viewBox="0 0 1849 832">
          <text:p text:style-name="P4"><text:span text:style-name="T2">no</text:span></text:p>
          <text:p text:style-name="P4"><text:span text:style-name="T2"/></text:p>
        </draw:connector>
        <draw:connector draw:style-name="gr3" draw:text-style-name="P6" draw:layer="layout" draw:type="line" svg:x1="4.241cm" svg:y1="4.3cm" svg:x2="4.203cm" svg:y2="6.459cm" draw:start-shape="id2" draw:start-glue-point="6" draw:end-shape="id4" draw:end-glue-point="4" svg:d="m4241 4300-38 2159" svg:viewBox="0 0 39 2160">
          <text:p text:style-name="P5"><text:span text:style-name="T2">yes <text:s text:c="7"/></text:span></text:p>
          <text:p text:style-name="P5"><text:span text:style-name="T2"/></text:p>
          <text:p text:style-name="P5"><text:span text:style-name="T2"/></text:p>
          <text:p text:style-name="P5"><text:span text:style-name="T2"/></text:p>
        </draw:connector>
        <draw:connector draw:style-name="gr2" draw:text-style-name="P3" draw:layer="layout" svg:x1="8.008cm" svg:y1="5.19cm" svg:x2="4.203cm" svg:y2="6.459cm" draw:start-shape="id3" draw:start-glue-point="6" draw:end-shape="id4" draw:end-glue-point="4" svg:d="m8008 5190v635h-3805v634" svg:viewBox="0 0 3806 1270">
          <text:p/>
        </draw:connector>
        <draw:custom-shape draw:style-name="gr1" draw:text-style-name="P3" xml:id="id4" draw:id="id4" draw:layer="layout" svg:width="4.775cm" svg:height="1.054cm" svg:x="1.815cm" svg:y="6.459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4.203cm" svg:y1="7.513cm" svg:x2="11.417cm" svg:y2="8.148cm" draw:start-shape="id4" draw:start-glue-point="6" draw:end-shape="id5" draw:end-glue-point="3" svg:d="m4203 7513c0 424 2404 635 7214 635" svg:viewBox="0 0 7215 636">
          <text:p text:style-name="P7"><text:span text:style-name="T2">start process <text:s text:c="2"/></text:span></text:p>
        </draw:connector>
        <draw:custom-shape draw:style-name="gr5" draw:text-style-name="P3" xml:id="id8" draw:id="id8" draw:layer="layout" svg:width="4.065cm" svg:height="1.171cm" svg:x="11.417cm" svg:y="11.929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4.203cm" svg:y1="7.513cm" svg:x2="4.239cm" svg:y2="9.121cm" draw:start-shape="id4" draw:start-glue-point="6" draw:end-shape="id6" draw:end-glue-point="4" svg:d="m4203 7513 36 1608" svg:viewBox="0 0 37 1609">
          <text:p/>
        </draw:connector>
        <draw:custom-shape draw:style-name="gr1" draw:text-style-name="P3" xml:id="id6" draw:id="id6" draw:layer="layout" svg:width="3.938cm" svg:height="1.171cm" svg:x="2.27cm" svg:y="9.121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4.065cm" svg:height="0.762cm" svg:x="11.417cm" svg:y="7.767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3.45cm" svg:y1="8.529cm" svg:x2="13.454cm" svg:y2="9.798cm" draw:start-shape="id5" draw:start-glue-point="6" draw:end-shape="id7" draw:end-glue-point="4" svg:d="m13450 8529 4 1269" svg:viewBox="0 0 5 1270">
          <text:p/>
        </draw:connector>
        <draw:custom-shape draw:style-name="gr5" draw:text-style-name="P3" xml:id="id9" draw:id="id9" draw:layer="layout" svg:width="4.828cm" svg:height="1.397cm" svg:x="11.036cm" svg:y="14.369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3.449cm" svg:y1="13.1cm" svg:x2="13.45cm" svg:y2="14.369cm" draw:start-shape="id8" draw:end-shape="id9" draw:end-glue-point="4" svg:d="m13449 13100 1 1269" svg:viewBox="0 0 2 1270">
          <text:p/>
        </draw:connector>
        <draw:custom-shape draw:style-name="gr1" draw:text-style-name="P2" xml:id="id11" draw:id="id11" draw:layer="layout" svg:width="6.098cm" svg:height="0.906cm" svg:x="1.2cm" svg:y="11.523cm">
          <text:p text:style-name="P1"><text:span text:style-name="T1">jettyBeforeIntegrationTest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1.417cm" svg:y1="12.514cm" svg:x2="6.208cm" svg:y2="9.707cm" draw:start-shape="id8" draw:end-shape="id6" draw:end-glue-point="7" svg:d="m11417 12514-5209-2807" svg:viewBox="0 0 5210 2808">
          <text:p text:style-name="P4"><text:span text:style-name="T2"/></text:p>
          <text:p text:style-name="P4"><text:span text:style-name="T2">tcp</text:span></text:p>
        </draw:connector>
        <draw:custom-shape draw:style-name="gr5" draw:text-style-name="P2" xml:id="id10" draw:id="id10" draw:layer="layout" svg:width="3.811cm" svg:height="0.762cm" svg:x="11.544cm" svg:y="17.162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3.45cm" svg:y1="15.766cm" svg:x2="13.449cm" svg:y2="17.162cm" draw:start-shape="id9" draw:end-shape="id10" draw:end-glue-point="0" svg:d="m13450 15766-1 1396" svg:viewBox="0 0 2 1397">
          <text:p/>
        </draw:connector>
        <draw:custom-shape draw:style-name="gr5" draw:text-style-name="P3" xml:id="id7" draw:id="id7" draw:layer="layout" svg:width="4.327cm" svg:height="0.889cm" svg:x="11.29cm" svg:y="9.798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3.453cm" svg:y1="10.687cm" svg:x2="13.449cm" svg:y2="11.929cm" draw:start-shape="id7" draw:end-shape="id8" svg:d="m13453 10687-4 1242" svg:viewBox="0 0 5 1243">
          <text:p/>
        </draw:connector>
        <draw:connector draw:style-name="gr3" draw:text-style-name="P9" draw:layer="layout" draw:type="line" svg:x1="4.239cm" svg:y1="10.292cm" svg:x2="4.249cm" svg:y2="11.523cm" draw:start-shape="id6" draw:end-shape="id11" draw:end-glue-point="4" svg:d="m4239 10292 10 1231" svg:viewBox="0 0 11 1232">
          <text:p text:style-name="P4"><text:span text:style-name="T4"><text:s text:c="27"/></text:span></text:p>
        </draw:connector>
        <draw:connector draw:style-name="gr4" draw:text-style-name="P9" draw:layer="layout" draw:type="curve" svg:x1="6.335cm" svg:y1="18.206cm" svg:x2="11.036cm" svg:y2="15.068cm" draw:start-shape="id12" draw:start-glue-point="7" draw:end-shape="id9" draw:end-glue-point="5" svg:d="m6335 18206c3526 0 1176-3138 4701-3138" svg:viewBox="0 0 4702 3139">
          <text:p text:style-name="P4"><text:span text:style-name="T4">tcp</text:span></text:p>
        </draw:connector>
        <draw:custom-shape draw:style-name="gr6" draw:text-style-name="P3" xml:id="id13" draw:id="id13" draw:layer="layout" svg:width="3.938cm" svg:height="1.171cm" svg:x="2.27cm" svg:y="13.698cm">
          <text:p text:style-name="P1"><text:span text:style-name="T2">integrationTest 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4.249cm" svg:y1="12.429cm" svg:x2="4.239cm" svg:y2="13.698cm" draw:start-shape="id11" draw:end-shape="id13" draw:end-glue-point="4" svg:d="m4249 12429-10 1269" svg:viewBox="0 0 11 1270">
          <text:p/>
        </draw:connector>
        <draw:custom-shape draw:style-name="gr7" draw:text-style-name="P2" xml:id="id14" draw:id="id14" draw:layer="layout" svg:width="6.225cm" svg:height="0.762cm" svg:x="1.127cm" svg:y="15.857cm">
          <text:p text:style-name="P1"><text:span text:style-name="T1">jettyAfterIntegrationTest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4" draw:layer="layout" draw:type="line" svg:x1="4.239cm" svg:y1="14.869cm" svg:x2="4.24cm" svg:y2="15.857cm" draw:start-shape="id13" draw:end-shape="id14" draw:end-glue-point="4" svg:d="m4239 14869 1 988" svg:viewBox="0 0 2 989">
          <text:p/>
        </draw:connector>
        <draw:custom-shape draw:style-name="gr7" draw:text-style-name="P9" xml:id="id12" draw:id="id12" draw:layer="layout" svg:width="4.192cm" svg:height="1.143cm" svg:x="2.143cm" svg:y="17.634cm">
          <text:p text:style-name="P1"><text:span text:style-name="T4">send “stop” signal</text:span><text:span text:style-name="T4"><text:line-break/></text:span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4.239cm" svg:y1="16.619cm" svg:x2="4.239cm" svg:y2="17.634cm" draw:start-shape="id14" draw:end-shape="id12" svg:d="m4239 16619v1015" svg:viewBox="0 0 1 1016">
          <text:p/>
        </draw:connector>
        <draw:custom-shape draw:style-name="gr7" draw:text-style-name="P2" xml:id="id15" draw:id="id15" draw:layer="layout" svg:width="6.225cm" svg:height="0.762cm" svg:x="1.127cm" svg:y="19.664cm">
          <text:p text:style-name="P1"><text:span text:style-name="T1">jettyAfterIntegrationTest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4" draw:layer="layout" draw:type="line" svg:x1="4.239cm" svg:y1="18.777cm" svg:x2="4.24cm" svg:y2="19.664cm" draw:start-shape="id12" draw:end-shape="id15" draw:end-glue-point="4" svg:d="m4239 18777 1 887" svg:viewBox="0 0 2 8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20:52:15.429481672</dc:date>
    <dc:creator>Andrey Hihlovskiy</dc:creator>
    <meta:editing-duration>PT3H5M50S</meta:editing-duration>
    <meta:editing-cycles>60</meta:editing-cycles>
    <meta:generator>LibreOffice/4.1.3.2$Linux_X86_64 LibreOffice_project/410m0$Build-2</meta:generator>
    <meta:document-statistic meta:object-count="32"/>
  </office:meta>
</office:document-meta>
</file>